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130e13" officeooo:paragraph-rsid="00130e13"/>
    </style:style>
    <style:style style:name="P5" style:family="paragraph" style:parent-style-name="Standard">
      <style:text-properties fo:language="en" fo:country="US" officeooo:rsid="0015321f" officeooo:paragraph-rsid="0015321f"/>
    </style:style>
    <style:style style:name="P6" style:family="paragraph" style:parent-style-name="Standard" style:list-style-name="L2">
      <style:text-properties fo:language="en" fo:country="US" officeooo:rsid="0015321f" officeooo:paragraph-rsid="0015321f"/>
    </style:style>
    <style:style style:name="P7" style:family="paragraph" style:parent-style-name="Standard" style:list-style-name="L2">
      <style:text-properties fo:language="en" fo:country="US" officeooo:rsid="0015321f" officeooo:paragraph-rsid="0015321f" fo:background-color="#66ff66"/>
    </style:style>
    <style:style style:name="P8" style:family="paragraph" style:parent-style-name="Standard" style:list-style-name="L2">
      <style:text-properties fo:language="en" fo:country="US" officeooo:rsid="0017a242" officeooo:paragraph-rsid="0017a242"/>
    </style:style>
    <style:style style:name="P9" style:family="paragraph" style:parent-style-name="Standard">
      <style:text-properties fo:language="en" fo:country="US" officeooo:rsid="001a147e" officeooo:paragraph-rsid="001a147e"/>
    </style:style>
    <style:style style:name="P10" style:family="paragraph" style:parent-style-name="Standard">
      <style:text-properties fo:language="en" fo:country="US" officeooo:rsid="001ac0d9" officeooo:paragraph-rsid="001ac0d9"/>
    </style:style>
    <style:style style:name="P11" style:family="paragraph" style:parent-style-name="Standard" style:list-style-name="L2">
      <style:text-properties fo:language="en" fo:country="US" fo:font-weight="bold" officeooo:rsid="0015321f" officeooo:paragraph-rsid="0015321f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ac0d9" officeooo:paragraph-rsid="001ac0d9" style:font-weight-asian="bold" style:font-weight-complex="bold"/>
    </style:style>
    <style:style style:name="P13" style:family="paragraph" style:parent-style-name="Standard">
      <style:text-properties fo:language="en" fo:country="US" fo:font-weight="bold" officeooo:paragraph-rsid="001ac0d9" style:font-weight-asian="bold" style:font-weight-complex="bold"/>
    </style:style>
    <style:style style:name="P14" style:family="paragraph" style:parent-style-name="Standard">
      <style:text-properties fo:language="en" fo:country="US" officeooo:paragraph-rsid="001ac0d9"/>
    </style:style>
    <style:style style:name="P15" style:family="paragraph" style:parent-style-name="Standard" style:list-style-name="L2">
      <style:text-properties officeooo:paragraph-rsid="00162a98"/>
    </style:style>
    <style:style style:name="P16" style:family="paragraph" style:parent-style-name="Standard" style:list-style-name="L2">
      <style:text-properties officeooo:paragraph-rsid="00182d05"/>
    </style:style>
    <style:style style:name="P17" style:family="paragraph" style:parent-style-name="Standard" style:list-style-name="L2">
      <style:text-properties officeooo:rsid="0017a242" officeooo:paragraph-rsid="0017a242"/>
    </style:style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officeooo:rsid="00130e13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62a98"/>
    </style:style>
    <style:style style:name="T5" style:family="text">
      <style:text-properties fo:language="en" fo:country="US" officeooo:rsid="0017a242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162a98" style:font-weight-asian="bold" style:font-weight-complex="bold"/>
    </style:style>
    <style:style style:name="T8" style:family="text">
      <style:text-properties fo:language="en" fo:country="US" officeooo:rsid="00182d0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officeooo:rsid="001d9f99" style:font-weight-asian="normal" style:font-weight-complex="normal"/>
    </style:style>
    <style:style style:name="T11" style:family="text">
      <style:text-properties fo:font-weight="normal" officeooo:rsid="001e9ef4" style:font-weight-asian="normal" style:font-weight-complex="normal"/>
    </style:style>
    <style:style style:name="T12" style:family="text">
      <style:text-properties officeooo:rsid="001b25bc"/>
    </style:style>
    <style:style style:name="T13" style:family="text">
      <style:text-properties officeooo:rsid="001d9f99"/>
    </style:style>
    <style:style style:name="T14" style:family="text">
      <style:text-properties style:text-underline-style="solid" style:text-underline-width="auto" style:text-underline-color="font-color" fo:font-weight="normal" officeooo:rsid="001e9ef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Gabriel Staples </text:p>
      <text:p text:style-name="P5">9 Nov. 2019 </text:p>
      <text:p text:style-name="P2"/>
      <text:h text:style-name="Heading_20_2" text:outline-level="2">Notes:</text:h>
      <text:p text:style-name="P5"/>
      <text:p text:style-name="P5">pdfimages -v</text:p>
      <text:p text:style-name="P5">pdfimages -list 10pgs.pdf </text:p>
      <text:p text:style-name="P5"/>
      <text:p text:style-name="P5">pdfimages -tiff 10pgs.pdf imgs</text:p>
      <text:p text:style-name="P5"/>
      <text:p text:style-name="P5">mkdir imgs</text:p>
      <text:p text:style-name="P5">pdfimages -tiff 10pgs.pdf imgs/out</text:p>
      <text:p text:style-name="P5"/>
      <text:p text:style-name="P5">sudo apt update</text:p>
      <text:p text:style-name="P5">sudo apt install tesseract-ocr</text:p>
      <text:p text:style-name="P2"/>
      <text:p text:style-name="P9">sudo apt install exactimage</text:p>
      <text:p text:style-name="P9">hocr2pdf </text:p>
      <text:p text:style-name="P2"/>
      <text:p text:style-name="P10">pdftoppm <text:span text:style-name="T12">in</text:span>.pdf out.pdf</text:p>
      <text:p text:style-name="P10"/>
      <text:p text:style-name="P12">time pdftoppm -r 300 testpdf.pdf imgs8/pg </text:p>
      <text:p text:style-name="P14"/>
      <text:p text:style-name="P14">convert -density 300 myFile.pdf -depth 8 -background white output-%04d.tiff</text:p>
      <text:p text:style-name="P14"><text:a xlink:type="simple" xlink:href="https://askubuntu.com/questions/760993/how-to-programmatically-determine-dpi-of-images-in-pdf-file" text:style-name="Internet_20_link" text:visited-style-name="Visited_20_Internet_20_Link">https://askubuntu.com/questions/760993/how-to-programmatically-determine-dpi-of-images-in-pdf-file</text:a></text:p>
      <text:p text:style-name="P14"/>
      <text:p text:style-name="P14"><text:span text:style-name="T9">time pdftoppm -jpeg -r 300 testpdf.pdf imgs9/pg</text:span> <text:span text:style-name="T13">&lt;== WORKS AWESOME!</text:span></text:p>
      <text:p text:style-name="P14"/>
      <text:p text:style-name="P13">time pdftoppm -jpeg -jpegopt quality=100 -r 300 testpdf.pdf imgs9/pghq <text:span text:style-name="T10">&lt;==== PERFECT!--</text:span><text:span text:style-name="T11">produces .jpg files </text:span><text:span text:style-name="T14">~2x the size of</text:span><text:span text:style-name="T11"> the default `-jpeg` option (above) alone!</text:span></text:p>
      <text:p text:style-name="P14"/>
      <text:p text:style-name="P14"/>
      <text:p text:style-name="P14"/>
      <text:p text:style-name="P2"/>
      <text:list xml:id="list2790531116" text:style-name="L2">
        <text:list-item>
          <text:p text:style-name="P7">20191109:</text:p>
          <text:list>
            <text:list-item>
              <text:p text:style-name="P11">Programmatic STEPS:</text:p>
              <text:list>
                <text:list-item>
                  <text:p text:style-name="P17"><text:span text:style-name="T4">C</text:span><text:span text:style-name="T3">reate temp folder with exact timestamp temp-yyyymmdd-hhmmss.nanoseconds</text:span></text:p>
                </text:list-item>
                <text:list-item>
                  <text:p text:style-name="P15"><text:span text:style-name="T4">Use </text:span><text:span text:style-name="T7">pdfimages</text:span><text:span text:style-name="T4"> (which is part of `poppler-utils` [</text:span><text:a xlink:type="simple" xlink:href="https://launchpad.net/ubuntu/trusty/+package/poppler-utils" text:style-name="Internet_20_link" text:visited-style-name="Visited_20_Internet_20_Link">https://launchpad.net/ubuntu/trusty/+package/poppler-utils</text:a><text:span text:style-name="T4">]) to convert </text:span><text:span text:style-name="T5">a pdf into a ton of super-high-contrast, original-quality black with white text tiff files.</text:span></text:p>
                  <text:list>
                    <text:list-item>
                      <text:p text:style-name="P16"><text:span text:style-name="T5">S</text:span><text:span text:style-name="T8">ource: </text:span><text:a xlink:type="simple" xlink:href="https://askubuntu.com/questions/760993/how-to-programmatically-determine-dpi-of-images-in-pdf-file/1028209#1028209" text:style-name="Internet_20_link" text:visited-style-name="Visited_20_Internet_20_Link"><text:span text:style-name="T3">https://askubuntu.com/questions/760993/how-to-programmatically-determine-dpi-of-images-in-pdf-file/1028209#1028209</text:span></text:a><text:span text:style-name="T8"> </text:span></text:p>
                    </text:list-item>
                  </text:list>
                </text:list-item>
                <text:list-item>
                  <text:p text:style-name="P17"><text:span text:style-name="T5">U</text:span><text:span text:style-name="T3">se </text:span><text:span text:style-name="T6">tesseract</text:span><text:span text:style-name="T3"> OCR to scan the images, obtaining a text file with position information (hOCR format or something?)</text:span></text:p>
                </text:list-item>
                <text:list-item>
                  <text:p text:style-name="P8"><text:soft-page-break/>Overlay that back onto the *original* PDF, possibly 1 page at a time, then re-merging back into 1 pdf at the end.</text:p>
                </text:list-item>
                <text:list-item>
                  <text:p text:style-name="P8">Delete temp folder</text:p>
                </text:list-item>
              </text:list>
            </text:list-item>
            <text:list-item>
              <text:p text:style-name="P6"/>
            </text:list-item>
          </text:list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>d</text:p>
        </text:list-item>
        <text:list-item>
          <text:p text:style-name="P6"/>
        </text:list-item>
      </text:list>
      <text:list xml:id="list3270197078" text:style-name="L1"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style:font-style-asian="italic" style:font-style-complex="italic"/>
    </style:style>
    <style:style style:name="MT2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df2searchablepdf – </text:span><text:span text:style-name="MT2">what to work on next 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9-11-09T22:05:23.228820937</dc:date>
    <meta:editing-duration>PT1H44M54S</meta:editing-duration>
    <meta:editing-cycles>14</meta:editing-cycles>
    <meta:generator>LibreOffice/6.2.8.2$Linux_X86_64 LibreOffice_project/f82ddfca21ebc1e222a662a32b25c0c9d20169ee</meta:generator>
    <meta:document-statistic meta:table-count="0" meta:image-count="0" meta:object-count="0" meta:page-count="2" meta:paragraph-count="48" meta:word-count="220" meta:character-count="1486" meta:non-whitespace-character-count="1333"/>
  </office:meta>
</office:document-meta>
</file>